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does our team do well?</text:p>
      <text:p text:style-name="Standard"><text:tab/>I think we do a good job delegating which parts need to be worked on and making sure each section of our application is consistent with what others expect it to do. We also have no trouble dedicating large chunks of time to working on the app.</text:p>
      <text:p text:style-name="Standard"/>
      <text:p text:style-name="Standard">What does our team need to work on?</text:p>
      <text:p text:style-name="Standard"><text:tab/>We need to establish a better workflow – version control? Part of this is also communication, I think we delegate tasks well but then the actual implementation of those tasks is pretty opaque to other group members.</text:p>
      <text:p text:style-name="Standard"/>
      <text:p text:style-name="Standard">What am I doing well as a team member?</text:p>
      <text:p text:style-name="Standard"/>
      <text:p text:style-name="Standard"/>
      <text:p text:style-name="Standard">What do I need to work on as a team memb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Stabile</meta:initial-creator>
    <meta:creation-date>2012-11-02T10:29:17</meta:creation-date>
    <meta:generator>OpenOffice.org/3.3$Unix OpenOffice.org_project/330m20$Build-9567</meta:generator>
    <dc:date>2012-11-02T10:33:43</dc:date>
    <dc:creator>Alex Stabile</dc:creator>
    <meta:editing-duration>PT4M26S</meta:editing-duration>
    <meta:editing-cycles>22</meta:editing-cycles>
    <meta:document-statistic meta:table-count="0" meta:image-count="0" meta:object-count="0" meta:page-count="1" meta:paragraph-count="6" meta:word-count="118" meta:character-count="603"/>
  </office:meta>
</office:document-meta>
</file>